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3891" officeooo:paragraph-rsid="000e3891"/>
    </style:style>
    <style:style style:name="T1" style:family="text">
      <style:text-properties officeooo:rsid="000e67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 comment line 246.</text:p>
      <text:p text:style-name="P1"/>
      <text:p text:style-name="P1">The reviewer asks for clarification of the role of R’ in calculating the phenology shift with temperature, in particular, the apparent difference between the cases of constant temperature difference and a warm/cold spell of length Delta t. </text:p>
      <text:p text:style-name="P1"/>
      <text:p text:style-name="P1">Response: The two formulas may seem different, but they express the same idea. One has to integrate R’ for all times where the two time series differ. When the two time series differ by a constant for all times, the one has to integrate over the entire time series. When the two time series differ only on an interval of length Delta t, then one has to integrate over only that interval. If the interval is short, then the value of R(x(t)) does not change much and therefore the integral is approximated by the product of the length of the interval (Delta t) and the value of the integrand (R(x(t_s))).</text:p>
      <text:p text:style-name="P1"/>
      <text:p text:style-name="P1">COMMENT FL:</text:p>
      <text:p text:style-name="P1"><text:span text:style-name="T1">W</text:span>e <text:span text:style-name="T1">could c</text:span>copy and past the Response above into the <text:span text:style-name="T1">supplementary material</text:span>, but not in the main text. If we do that, then we add in the response letter: We added this explanation after the derivation of the two formulas in the appendix. <text:span text:style-name="T1">On the other hand, the derivation is pretty clear on this point. But I guess it helps to appease the reviewer and the editor if we show that we made change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5:28:53.879401630</meta:creation-date>
    <dc:date>2021-08-14T15:38:26.889546827</dc:date>
    <meta:editing-duration>PT7M56S</meta:editing-duration>
    <meta:editing-cycles>2</meta:editing-cycles>
    <meta:generator>LibreOffice/6.0.7.3$Linux_X86_64 LibreOffice_project/00m0$Build-3</meta:generator>
    <meta:document-statistic meta:table-count="0" meta:image-count="0" meta:object-count="0" meta:page-count="1" meta:paragraph-count="5" meta:word-count="229" meta:character-count="1285" meta:non-whitespace-character-count="1060"/>
  </office:meta>
</office:document-meta>
</file>